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7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[.F4]+[.F8]+[.F12]+[.F16]" office:value-type="float" office:value="786756029" calcext:value-type="float">
            <text:p>786756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ecuted:</text:p>
          </table:table-cell>
          <table:table-cell office:value-type="float" office:value="295973785" calcext:value-type="float">
            <text:p>2959737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peed:</text:p>
          </table:table-cell>
          <table:table-cell office:value-type="float" office:value="6955.9" calcext:value-type="float">
            <text:p>6955.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str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C: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tatist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s:</text:p>
          </table:table-cell>
          <table:table-cell office:value-type="float" office:value="42.55" calcext:value-type="float">
            <text:p>42.55</text:p>
          </table:table-cell>
          <table:table-cell office:value-type="string" calcext:value-type="string">
            <text:p>user,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ystem,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ecuted:</text:p>
          </table:table-cell>
          <table:table-cell office:value-type="float" office:value="163609484" calcext:value-type="float">
            <text:p>1636094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peed:</text:p>
          </table:table-cell>
          <table:table-cell office:value-type="float" office:value="3845.11" calcext:value-type="float">
            <text:p>3845.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str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C: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tatist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s:</text:p>
          </table:table-cell>
          <table:table-cell office:value-type="float" office:value="42.55" calcext:value-type="float">
            <text:p>42.55</text:p>
          </table:table-cell>
          <table:table-cell office:value-type="string" calcext:value-type="string">
            <text:p>user,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ystem,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ecuted:</text:p>
          </table:table-cell>
          <table:table-cell office:value-type="float" office:value="163587311" calcext:value-type="float">
            <text:p>1635873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peed:</text:p>
          </table:table-cell>
          <table:table-cell office:value-type="float" office:value="3844.59" calcext:value-type="float">
            <text:p>3844.5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str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C: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tatisti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s:</text:p>
          </table:table-cell>
          <table:table-cell office:value-type="float" office:value="42.55" calcext:value-type="float">
            <text:p>42.55</text:p>
          </table:table-cell>
          <table:table-cell office:value-type="string" calcext:value-type="string">
            <text:p>user,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ystem,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ecuted:</text:p>
          </table:table-cell>
          <table:table-cell office:value-type="float" office:value="163585449" calcext:value-type="float">
            <text:p>163585449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float" office:value="395403952" calcext:value-type="float">
            <text:p>395403952</text:p>
          </table:table-cell>
          <table:table-cell office:value-type="string" calcext:value-type="string">
            <text:p>y4k_tot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976566" calcext:value-type="float">
            <text:p>86976566</text:p>
          </table:table-cell>
          <table:table-cell office:value-type="string" calcext:value-type="string">
            <text:p>y4k_jb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015804" calcext:value-type="float">
            <text:p>98015804</text:p>
          </table:table-cell>
          <table:table-cell office:value-type="string" calcext:value-type="string">
            <text:p>y4k_mem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411582" calcext:value-type="float">
            <text:p>210411582</text:p>
          </table:table-cell>
          <table:table-cell office:value-type="string" calcext:value-type="string">
            <text:p>y4k_oth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1499320" calcext:value-type="float">
            <text:p>1451499320</text:p>
          </table:table-cell>
          <table:table-cell office:value-type="string" calcext:value-type="string">
            <text:p>y4k_cycl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0999320" calcext:value-type="float">
            <text:p>1450999320</text:p>
          </table:table-cell>
          <table:table-cell office:value-type="string" calcext:value-type="string">
            <text:p>y4k_cycles_minus_5e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erial, sem exponenciações</text:p>
          </table:table-cell>
          <table:table-cell office:value-type="string" calcext:value-type="string">
            <text:p>sem periférico, sem paralelismo</text:p>
          </table:table-cell>
          <table:table-cell office:value-type="string" calcext:value-type="string">
            <text:p>sem periférico, com paralelismo</text:p>
          </table:table-cell>
          <table:table-cell office:value-type="string" calcext:value-type="string">
            <text:p>com periférico, sem paralelismo</text:p>
          </table:table-cell>
          <table:table-cell office:value-type="string" calcext:value-type="string">
            <text:p>com periférico, com paralelismo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:---</text:p>
          </table:table-cell>
          <table:table-cell table:number-columns-repeated="5" office:value-type="string" calcext:value-type="string">
            <text:p>---: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essos a memória</text:p>
          </table:table-cell>
          <table:table-cell office:value-type="float" office:value="98022228" calcext:value-type="float">
            <text:p>98,022,228</text:p>
          </table:table-cell>
          <table:table-cell office:value-type="float" office:value="182190800" calcext:value-type="float">
            <text:p>182,190,800</text:p>
          </table:table-cell>
          <table:table-cell office:value-type="float" office:value="182188449" calcext:value-type="float">
            <text:p>182,188,449</text:p>
          </table:table-cell>
          <table:table-cell table:formula="of:=125353577-5*10000" office:value-type="float" office:value="125303577" calcext:value-type="float">
            <text:p>125,303,577</text:p>
          </table:table-cell>
          <table:table-cell table:formula="of:=125341700-5*10000" office:value-type="float" office:value="125291700" calcext:value-type="float">
            <text:p>125,291,70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_jumps_/_branchs_</text:p>
          </table:table-cell>
          <table:table-cell office:value-type="float" office:value="86981211" calcext:value-type="float">
            <text:p>86,981,211</text:p>
          </table:table-cell>
          <table:table-cell office:value-type="float" office:value="148349401" calcext:value-type="float">
            <text:p>148,349,401</text:p>
          </table:table-cell>
          <table:table-cell office:value-type="float" office:value="148347044" calcext:value-type="float">
            <text:p>148,347,044</text:p>
          </table:table-cell>
          <table:table-cell office:value-type="float" office:value="104678496" calcext:value-type="float">
            <text:p>104,678,496</text:p>
          </table:table-cell>
          <table:table-cell office:value-type="float" office:value="104676592" calcext:value-type="float">
            <text:p>104,676,592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utras instruções</text:p>
          </table:table-cell>
          <table:table-cell office:value-type="float" office:value="210422677" calcext:value-type="float">
            <text:p>210,422,677</text:p>
          </table:table-cell>
          <table:table-cell office:value-type="float" office:value="456224761" calcext:value-type="float">
            <text:p>456,224,761</text:p>
          </table:table-cell>
          <table:table-cell office:value-type="float" office:value="456220053" calcext:value-type="float">
            <text:p>456,220,053</text:p>
          </table:table-cell>
          <table:table-cell office:value-type="float" office:value="278718624" calcext:value-type="float">
            <text:p>278,718,624</text:p>
          </table:table-cell>
          <table:table-cell office:value-type="float" office:value="278714838" calcext:value-type="float">
            <text:p>278,714,838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iclos em instruções de CPU</text:p>
          </table:table-cell>
          <table:table-cell table:formula="of:=10*[.C3]+3*[.C4]+1*[.C5]" office:value-type="float" office:value="1451588590" calcext:value-type="float">
            <text:p>1,451,588,590</text:p>
          </table:table-cell>
          <table:table-cell table:formula="of:=10*[.D3]+3*[.D4]+1*[.D5]" office:value-type="float" office:value="2723180964" calcext:value-type="float">
            <text:p>2,723,180,964</text:p>
          </table:table-cell>
          <table:table-cell table:formula="of:=10*[.E3]+3*[.E4]+1*[.E5]" office:value-type="float" office:value="2723145675" calcext:value-type="float">
            <text:p>2,723,145,675</text:p>
          </table:table-cell>
          <table:table-cell table:formula="of:=10*[.F3]+3*[.F4]+1*[.F5]" office:value-type="float" office:value="1845789882" calcext:value-type="float">
            <text:p>1,845,789,882</text:p>
          </table:table-cell>
          <table:table-cell table:formula="of:=10*[.G3]+3*[.G4]+1*[.G5]" office:value-type="float" office:value="1845661614" calcext:value-type="float">
            <text:p>1,845,661,614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iclos interagindo com o periféric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2*10000" office:value-type="float" office:value="320000" calcext:value-type="float">
            <text:p>320,000</text:p>
          </table:table-cell>
          <table:table-cell table:formula="of:=32*10000" office:value-type="float" office:value="320000" calcext:value-type="float">
            <text:p>320,00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 de ciclos</text:p>
          </table:table-cell>
          <table:table-cell table:formula="of:=SUM([.C6:.C7])" office:value-type="float" office:value="1451588590" calcext:value-type="float">
            <text:p>1,451,588,590</text:p>
          </table:table-cell>
          <table:table-cell table:formula="of:=SUM([.D6:.D7])" office:value-type="float" office:value="2723180964" calcext:value-type="float">
            <text:p>2,723,180,964</text:p>
          </table:table-cell>
          <table:table-cell table:formula="of:=SUM([.E6:.E7])" office:value-type="float" office:value="2723145675" calcext:value-type="float">
            <text:p>2,723,145,675</text:p>
          </table:table-cell>
          <table:table-cell table:formula="of:=SUM([.F6:.F7])" office:value-type="float" office:value="1846109882" calcext:value-type="float">
            <text:p>1,846,109,882</text:p>
          </table:table-cell>
          <table:table-cell table:formula="of:=SUM([.G6:.G7])" office:value-type="float" office:value="1845981614" calcext:value-type="float">
            <text:p>1,845,981,614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em periférico, sem paralelismo</text:p>
          </table:table-cell>
          <table:table-cell office:value-type="string" calcext:value-type="string">
            <text:p>sem periférico, com paralelismo</text:p>
          </table:table-cell>
          <table:table-cell office:value-type="string" calcext:value-type="string">
            <text:p>com periférico, sem paralelismo</text:p>
          </table:table-cell>
          <table:table-cell office:value-type="string" calcext:value-type="string">
            <text:p>com periférico, com paralelismo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:---</text:p>
          </table:table-cell>
          <table:table-cell table:number-columns-repeated="4" office:value-type="string" calcext:value-type="string">
            <text:p>---: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essos a memória</text:p>
          </table:table-cell>
          <table:table-cell table:formula="of:=[.D3]-[.$C3]" office:value-type="float" office:value="84168572" calcext:value-type="float">
            <text:p>84,168,572</text:p>
          </table:table-cell>
          <table:table-cell table:formula="of:=[.E3]-[.$C3]" office:value-type="float" office:value="84166221" calcext:value-type="float">
            <text:p>84,166,221</text:p>
          </table:table-cell>
          <table:table-cell table:formula="of:=[.F3]-[.$C3]" office:value-type="float" office:value="27281349" calcext:value-type="float">
            <text:p>27,281,349</text:p>
          </table:table-cell>
          <table:table-cell table:formula="of:=[.G3]-[.$C3]" office:value-type="float" office:value="27269472" calcext:value-type="float">
            <text:p>27,269,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jumps_/_branchs_</text:p>
          </table:table-cell>
          <table:table-cell table:formula="of:=[.D4]-[.$C4]" office:value-type="float" office:value="61368190" calcext:value-type="float">
            <text:p>61,368,190</text:p>
          </table:table-cell>
          <table:table-cell table:formula="of:=[.E4]-[.$C4]" office:value-type="float" office:value="61365833" calcext:value-type="float">
            <text:p>61,365,833</text:p>
          </table:table-cell>
          <table:table-cell table:formula="of:=[.F4]-[.$C4]" office:value-type="float" office:value="17697285" calcext:value-type="float">
            <text:p>17,697,285</text:p>
          </table:table-cell>
          <table:table-cell table:formula="of:=[.G4]-[.$C4]" office:value-type="float" office:value="17695381" calcext:value-type="float">
            <text:p>17,695,3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ras instruções</text:p>
          </table:table-cell>
          <table:table-cell table:formula="of:=[.D5]-[.$C5]" office:value-type="float" office:value="245802084" calcext:value-type="float">
            <text:p>245,802,084</text:p>
          </table:table-cell>
          <table:table-cell table:formula="of:=[.E5]-[.$C5]" office:value-type="float" office:value="245797376" calcext:value-type="float">
            <text:p>245,797,376</text:p>
          </table:table-cell>
          <table:table-cell table:formula="of:=[.F5]-[.$C5]" office:value-type="float" office:value="68295947" calcext:value-type="float">
            <text:p>68,295,947</text:p>
          </table:table-cell>
          <table:table-cell table:formula="of:=[.G5]-[.$C5]" office:value-type="float" office:value="68292161" calcext:value-type="float">
            <text:p>68,292,1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em instruções de CPU</text:p>
          </table:table-cell>
          <table:table-cell table:formula="of:=10*[.C12]+3*[.C13]+1*[.C14]" office:value-type="float" office:value="1271592374" calcext:value-type="float">
            <text:p>1,271,592,374</text:p>
          </table:table-cell>
          <table:table-cell table:formula="of:=10*[.D12]+3*[.D13]+1*[.D14]" office:value-type="float" office:value="1271557085" calcext:value-type="float">
            <text:p>1,271,557,085</text:p>
          </table:table-cell>
          <table:table-cell table:formula="of:=10*[.E12]+3*[.E13]+1*[.E14]" office:value-type="float" office:value="394201292" calcext:value-type="float">
            <text:p>394,201,292</text:p>
          </table:table-cell>
          <table:table-cell table:formula="of:=10*[.F12]+3*[.F13]+1*[.F14]" office:value-type="float" office:value="394073024" calcext:value-type="float">
            <text:p>394,073,0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interagindo com o periféric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2*10000" office:value-type="float" office:value="320000" calcext:value-type="float">
            <text:p>320,000</text:p>
          </table:table-cell>
          <table:table-cell table:formula="of:=32*10000" office:value-type="float" office:value="320000" calcext:value-type="float">
            <text:p>320,000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de ciclos</text:p>
          </table:table-cell>
          <table:table-cell table:formula="of:=SUM([.C15:.C16])" office:value-type="float" office:value="1271592374" calcext:value-type="float">
            <text:p>1,271,592,374</text:p>
          </table:table-cell>
          <table:table-cell table:formula="of:=SUM([.D15:.D16])" office:value-type="float" office:value="1271557085" calcext:value-type="float">
            <text:p>1,271,557,085</text:p>
          </table:table-cell>
          <table:table-cell table:formula="of:=SUM([.E15:.E16])" office:value-type="float" office:value="394521292" calcext:value-type="float">
            <text:p>394,521,292</text:p>
          </table:table-cell>
          <table:table-cell table:formula="of:=SUM([.F15:.F16])" office:value-type="float" office:value="394393024" calcext:value-type="float">
            <text:p>394,393,0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em periférico, sem paralelismo</text:p>
          </table:table-cell>
          <table:table-cell office:value-type="string" calcext:value-type="string">
            <text:p>sem periférico, com paralelismo</text:p>
          </table:table-cell>
          <table:table-cell office:value-type="string" calcext:value-type="string">
            <text:p>com periférico, sem paralelismo</text:p>
          </table:table-cell>
          <table:table-cell office:value-type="string" calcext:value-type="string">
            <text:p>com periférico, com paralelismo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:---</text:p>
          </table:table-cell>
          <table:table-cell table:number-columns-repeated="4" office:value-type="string" calcext:value-type="string">
            <text:p>---: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essos a memória</text:p>
          </table:table-cell>
          <table:table-cell table:formula="of:=[.C12]" office:value-type="float" office:value="84168572" calcext:value-type="float">
            <text:p>84,168,572</text:p>
          </table:table-cell>
          <table:table-cell table:formula="of:=[.D12]/4" office:value-type="float" office:value="21041555.25" calcext:value-type="float">
            <text:p>21,041,555</text:p>
          </table:table-cell>
          <table:table-cell table:formula="of:=[.E12]" office:value-type="float" office:value="27281349" calcext:value-type="float">
            <text:p>27,281,349</text:p>
          </table:table-cell>
          <table:table-cell table:formula="of:=[.F12]/4" office:value-type="float" office:value="6817368" calcext:value-type="float">
            <text:p>6,817,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jumps_/_branchs_</text:p>
          </table:table-cell>
          <table:table-cell table:formula="of:=[.C13]" office:value-type="float" office:value="61368190" calcext:value-type="float">
            <text:p>61,368,190</text:p>
          </table:table-cell>
          <table:table-cell table:formula="of:=[.D13]/4" office:value-type="float" office:value="15341458.25" calcext:value-type="float">
            <text:p>15,341,458</text:p>
          </table:table-cell>
          <table:table-cell table:formula="of:=[.E13]" office:value-type="float" office:value="17697285" calcext:value-type="float">
            <text:p>17,697,285</text:p>
          </table:table-cell>
          <table:table-cell table:formula="of:=[.F13]/4" office:value-type="float" office:value="4423845.25" calcext:value-type="float">
            <text:p>4,423,8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ras instruções</text:p>
          </table:table-cell>
          <table:table-cell table:formula="of:=[.C14]" office:value-type="float" office:value="245802084" calcext:value-type="float">
            <text:p>245,802,084</text:p>
          </table:table-cell>
          <table:table-cell table:formula="of:=[.D14]/4" office:value-type="float" office:value="61449344" calcext:value-type="float">
            <text:p>61,449,344</text:p>
          </table:table-cell>
          <table:table-cell table:formula="of:=[.E14]" office:value-type="float" office:value="68295947" calcext:value-type="float">
            <text:p>68,295,947</text:p>
          </table:table-cell>
          <table:table-cell table:formula="of:=[.F14]/4" office:value-type="float" office:value="17073040.25" calcext:value-type="float">
            <text:p>17,073,040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em instruções de CPU</text:p>
          </table:table-cell>
          <table:table-cell table:formula="of:=10*[.C21]+3*[.C22]+1*[.C23]" office:value-type="float" office:value="1271592374" calcext:value-type="float">
            <text:p>1,271,592,374</text:p>
          </table:table-cell>
          <table:table-cell table:formula="of:=10*[.D21]+3*[.D22]+1*[.D23]" office:value-type="float" office:value="317889271.25" calcext:value-type="float">
            <text:p>317,889,271</text:p>
          </table:table-cell>
          <table:table-cell table:formula="of:=10*[.E21]+3*[.E22]+1*[.E23]" office:value-type="float" office:value="394201292" calcext:value-type="float">
            <text:p>394,201,292</text:p>
          </table:table-cell>
          <table:table-cell table:formula="of:=10*[.F21]+3*[.F22]+1*[.F23]" office:value-type="float" office:value="98518256" calcext:value-type="float">
            <text:p>98,518,2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interagindo com o periférico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/4" office:value-type="float" office:value="0" calcext:value-type="float">
            <text:p>0</text:p>
          </table:table-cell>
          <table:table-cell table:formula="of:=[.E16]" office:value-type="float" office:value="320000" calcext:value-type="float">
            <text:p>320,000</text:p>
          </table:table-cell>
          <table:table-cell table:formula="of:=[.F16]/4" office:value-type="float" office:value="80000" calcext:value-type="float">
            <text:p>80,000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de ciclos</text:p>
          </table:table-cell>
          <table:table-cell table:formula="of:=SUM([.C24:.C25])" office:value-type="float" office:value="1271592374" calcext:value-type="float">
            <text:p>1,271,592,374</text:p>
          </table:table-cell>
          <table:table-cell table:formula="of:=SUM([.D24:.D25])" office:value-type="float" office:value="317889271.25" calcext:value-type="float">
            <text:p>317,889,271</text:p>
          </table:table-cell>
          <table:table-cell table:formula="of:=SUM([.E24:.E25])" office:value-type="float" office:value="394521292" calcext:value-type="float">
            <text:p>394,521,292</text:p>
          </table:table-cell>
          <table:table-cell table:formula="of:=SUM([.F24:.F25])" office:value-type="float" office:value="98598256" calcext:value-type="float">
            <text:p>98,598,2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26]/[.$C26]" office:value-type="float" office:value="1" calcext:value-type="float">
            <text:p>1.000000</text:p>
          </table:table-cell>
          <table:table-cell table:style-name="ce2" table:formula="of:=[.D26]/[.$C26]" office:value-type="float" office:value="0.249993062045526" calcext:value-type="float">
            <text:p>0.249993</text:p>
          </table:table-cell>
          <table:table-cell table:style-name="ce2" table:formula="of:=[.E26]/[.$C26]" office:value-type="float" office:value="0.310257673816468" calcext:value-type="float">
            <text:p>0.310258</text:p>
          </table:table-cell>
          <table:table-cell table:style-name="ce2" table:formula="of:=[.F26]/[.$C26]" office:value-type="float" office:value="0.077539200467083" calcext:value-type="float">
            <text:p>0.077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em periférico, sem paralelismo</text:p>
          </table:table-cell>
          <table:table-cell office:value-type="string" calcext:value-type="string">
            <text:p>sem periférico, com paralelismo</text:p>
          </table:table-cell>
          <table:table-cell office:value-type="string" calcext:value-type="string">
            <text:p>com periférico, sem paralelismo</text:p>
          </table:table-cell>
          <table:table-cell office:value-type="string" calcext:value-type="string">
            <text:p>com periférico, com paralelismo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:---</text:p>
          </table:table-cell>
          <table:table-cell table:number-columns-repeated="4" office:value-type="string" calcext:value-type="string">
            <text:p>---: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essos a memória</text:p>
          </table:table-cell>
          <table:table-cell table:formula="of:=[.$C3]+[.C21]" office:value-type="float" office:value="182190800" calcext:value-type="float">
            <text:p>182,190,800</text:p>
          </table:table-cell>
          <table:table-cell table:formula="of:=[.$C3]+[.D21]" office:value-type="float" office:value="119063783.25" calcext:value-type="float">
            <text:p>119,063,783</text:p>
          </table:table-cell>
          <table:table-cell table:formula="of:=[.$C3]+[.E21]" office:value-type="float" office:value="125303577" calcext:value-type="float">
            <text:p>125,303,577</text:p>
          </table:table-cell>
          <table:table-cell table:formula="of:=[.$C3]+[.F21]" office:value-type="float" office:value="104839596" calcext:value-type="float">
            <text:p>104,839,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jumps_/_branchs_</text:p>
          </table:table-cell>
          <table:table-cell table:formula="of:=[.$C4]+[.C22]" office:value-type="float" office:value="148349401" calcext:value-type="float">
            <text:p>148,349,401</text:p>
          </table:table-cell>
          <table:table-cell table:formula="of:=[.$C4]+[.D22]" office:value-type="float" office:value="102322669.25" calcext:value-type="float">
            <text:p>102,322,669</text:p>
          </table:table-cell>
          <table:table-cell table:formula="of:=[.$C4]+[.E22]" office:value-type="float" office:value="104678496" calcext:value-type="float">
            <text:p>104,678,496</text:p>
          </table:table-cell>
          <table:table-cell table:formula="of:=[.$C4]+[.F22]" office:value-type="float" office:value="91405056.25" calcext:value-type="float">
            <text:p>91,405,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ras instruções</text:p>
          </table:table-cell>
          <table:table-cell table:formula="of:=[.$C5]+[.C23]" office:value-type="float" office:value="456224761" calcext:value-type="float">
            <text:p>456,224,761</text:p>
          </table:table-cell>
          <table:table-cell table:formula="of:=[.$C5]+[.D23]" office:value-type="float" office:value="271872021" calcext:value-type="float">
            <text:p>271,872,021</text:p>
          </table:table-cell>
          <table:table-cell table:formula="of:=[.$C5]+[.E23]" office:value-type="float" office:value="278718624" calcext:value-type="float">
            <text:p>278,718,624</text:p>
          </table:table-cell>
          <table:table-cell table:formula="of:=[.$C5]+[.F23]" office:value-type="float" office:value="227495717.25" calcext:value-type="float">
            <text:p>227,495,7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em instruções de CPU</text:p>
          </table:table-cell>
          <table:table-cell table:formula="of:=10*[.C31]+3*[.C32]+1*[.C33]" office:value-type="float" office:value="2723180964" calcext:value-type="float">
            <text:p>2,723,180,964</text:p>
          </table:table-cell>
          <table:table-cell table:formula="of:=10*[.D31]+3*[.D32]+1*[.D33]" office:value-type="float" office:value="1769477861.25" calcext:value-type="float">
            <text:p>1,769,477,861</text:p>
          </table:table-cell>
          <table:table-cell table:formula="of:=10*[.E31]+3*[.E32]+1*[.E33]" office:value-type="float" office:value="1845789882" calcext:value-type="float">
            <text:p>1,845,789,882</text:p>
          </table:table-cell>
          <table:table-cell table:formula="of:=10*[.F31]+3*[.F32]+1*[.F33]" office:value-type="float" office:value="1550106846" calcext:value-type="float">
            <text:p>1,550,106,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clos interagindo com o periférico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320000" calcext:value-type="float">
            <text:p>320,000</text:p>
          </table:table-cell>
          <table:table-cell table:formula="of:=[.F25]" office:value-type="float" office:value="80000" calcext:value-type="float">
            <text:p>80,000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de ciclos</text:p>
          </table:table-cell>
          <table:table-cell table:formula="of:=SUM([.C34:.C35])" office:value-type="float" office:value="2723180964" calcext:value-type="float">
            <text:p>2,723,180,964</text:p>
          </table:table-cell>
          <table:table-cell table:formula="of:=SUM([.D34:.D35])" office:value-type="float" office:value="1769477861.25" calcext:value-type="float">
            <text:p>1,769,477,861</text:p>
          </table:table-cell>
          <table:table-cell table:formula="of:=SUM([.E34:.E35])" office:value-type="float" office:value="1846109882" calcext:value-type="float">
            <text:p>1,846,109,882</text:p>
          </table:table-cell>
          <table:table-cell table:formula="of:=SUM([.F34:.F35])" office:value-type="float" office:value="1550186846" calcext:value-type="float">
            <text:p>1,550,186,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36]/[.$C36]" office:value-type="float" office:value="1" calcext:value-type="float">
            <text:p>1.000000</text:p>
          </table:table-cell>
          <table:table-cell table:style-name="ce2" table:formula="of:=[.D36]/[.$C36]" office:value-type="float" office:value="0.649783427778838" calcext:value-type="float">
            <text:p>0.649783</text:p>
          </table:table-cell>
          <table:table-cell table:style-name="ce2" table:formula="of:=[.E36]/[.$C36]" office:value-type="float" office:value="0.67792405514186" calcext:value-type="float">
            <text:p>0.677924</text:p>
          </table:table-cell>
          <table:table-cell table:style-name="ce2" table:formula="of:=[.F36]/[.$C36]" office:value-type="float" office:value="0.569255905682807" calcext:value-type="float">
            <text:p>0.5692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 number:grouping="true"/>
    </number:number-style>
    <number:number-style style:name="N124">
      <number:number number:decimal-places="3" number:min-integer-digits="1" number:grouping="true"/>
    </number:number-style>
    <number:number-style style:name="N125">
      <number:number number:decimal-places="4" number:min-integer-digits="1" number:grouping="true"/>
    </number:number-style>
    <number:number-style style:name="N126">
      <number:number number:decimal-places="5" number:min-integer-digits="1" number:grouping="true"/>
    </number:number-style>
    <number:number-style style:name="N127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0:25:49.228242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23:12:38.767927153</meta:creation-date>
    <dc:date>2016-07-02T00:41:20.929430213</dc:date>
    <meta:editing-duration>PT3M11S</meta:editing-duration>
    <meta:editing-cycles>1</meta:editing-cycles>
    <meta:generator>LibreOffice/4.2.8.2$Linux_X86_64 LibreOffice_project/420m0$Build-2</meta:generator>
    <meta:document-statistic meta:table-count="2" meta:cell-count="288" meta:object-count="0"/>
  </office:meta>
</office:document-meta>
</file>